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1442aa" style:font-size-asian="16pt" style:font-size-complex="16pt"/>
    </style:style>
    <style:style style:name="P2" style:family="paragraph" style:parent-style-name="Standard">
      <style:text-properties fo:font-size="16pt" officeooo:rsid="0014ab29" officeooo:paragraph-rsid="0014ab29" style:font-size-asian="16pt" style:font-size-complex="16pt"/>
    </style:style>
    <style:style style:name="P3" style:family="paragraph" style:parent-style-name="Standard">
      <style:text-properties fo:font-size="18pt" fo:font-weight="bold" officeooo:rsid="0017e66a" officeooo:paragraph-rsid="0017e66a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7e66a" officeooo:paragraph-rsid="0017e66a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e3363" officeooo:paragraph-rsid="001e3363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normal" officeooo:rsid="001e3363" officeooo:paragraph-rsid="001e3363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f1006" officeooo:paragraph-rsid="001f1006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242ced" officeooo:paragraph-rsid="00242ced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6pt" officeooo:paragraph-rsid="001442aa" style:font-size-asian="16pt" style:font-size-complex="16pt"/>
    </style:style>
    <style:style style:name="P10" style:family="paragraph" style:parent-style-name="Standard">
      <style:text-properties fo:font-size="16pt" officeooo:rsid="002627aa" officeooo:paragraph-rsid="002627aa" style:font-size-asian="16pt" style:font-size-complex="16pt"/>
    </style:style>
    <style:style style:name="T1" style:family="text">
      <style:text-properties officeooo:rsid="001442aa"/>
    </style:style>
    <style:style style:name="T2" style:family="text">
      <style:text-properties fo:font-size="20pt" style:text-underline-style="solid" style:text-underline-width="auto" style:text-underline-color="font-color" fo:font-weight="bold" officeooo:rsid="001442aa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61e41" style:font-size-asian="18pt" style:font-weight-asian="bold" style:font-size-complex="18pt" style:font-weight-complex="bold"/>
    </style:style>
    <style:style style:name="T5" style:family="text">
      <style:text-properties officeooo:rsid="00160972"/>
    </style:style>
    <style:style style:name="T6" style:family="text">
      <style:text-properties officeooo:rsid="0018378e"/>
    </style:style>
    <style:style style:name="T7" style:family="text">
      <style:text-properties fo:font-weight="normal" officeooo:rsid="0018cd1d" style:font-weight-asian="normal" style:font-weight-complex="normal"/>
    </style:style>
    <style:style style:name="T8" style:family="text">
      <style:text-properties fo:font-weight="normal" officeooo:rsid="0018378e" style:font-weight-asian="normal" style:font-weight-complex="normal"/>
    </style:style>
    <style:style style:name="T9" style:family="text">
      <style:text-properties fo:font-weight="normal" officeooo:rsid="001a9bb0" style:font-weight-asian="normal" style:font-weight-complex="normal"/>
    </style:style>
    <style:style style:name="T10" style:family="text">
      <style:text-properties fo:font-weight="normal" officeooo:rsid="001c51d8" style:font-weight-asian="normal" style:font-weight-complex="normal"/>
    </style:style>
    <style:style style:name="T11" style:family="text">
      <style:text-properties officeooo:rsid="00209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fre svih korisnika su 123</text:p>
      <text:p text:style-name="P1"/>
      <text:p text:style-name="P1"/>
      <text:p text:style-name="P1">.<text:span text:style-name="T2">htacces</text:span><text:span text:style-name="T1"> : To uvek isto pise, ako njega nemamo I da ukucamo neku rutu iz projekta /auth/signup Apache web server ce traziti folder /auth/signup. Da bi to izbegli, pomocu koda u tom fajlu ukljucujemo URL rewriting I onda ce razumeti folder da trazimo rutu sa tim url-om</text:span></text:p>
      <text:p text:style-name="P1"/>
      <text:p text:style-name="P2"><text:span text:style-name="T3">Ostalo </text:span><text:span text:style-name="T4">I views </text:span><text:span text:style-name="T3">folder I sta je Twig/View</text:span> : To je SLIM paket ili dependecy I koristimo ga da bi prikalazi front-end <text:span text:style-name="T5">korisniku</text:span>. U sustini sve sto korisnik vidi mi cemo mu preko twiga prikazati sav HTML CSS I JAVASRIPT kod.</text:p>
      <text:p text:style-name="P2"/>
      <text:p text:style-name="P3">U composer.json-u : </text:p>
      <text:p text:style-name="P3"><text:tab/>- ”<text:span text:style-name="T6">require”</text:span> : <text:span text:style-name="T7">Izlistava sve zavistne delove nase aplikacije “Dependencies”</text:span></text:p>
      <text:p text:style-name="P3"/>
      <text:p text:style-name="P3">- ”<text:span text:style-name="T6">autoload” :</text:span><text:span text:style-name="T8"> </text:span><text:span text:style-name="T9">Treba da automatski ucitamo bilo koji fajl koji napravimo, jer pravimo Middleware, pravila za validaciju I modele. Pomocu PSR-4 cemo to da radimo, samo je to. Prvo napisemo autload, sledece kako cemo da to uradimo, mi pomocu PSR-4, onda ime za nasu aplikaciju, u ovom slucaju je App, ali moze bilo koje ime. </text:span><text:span text:style-name="T10">Stavljamo \\ jer jedan \ znaci da je to escape naredba, (da ga cita za to sto jeste ne kao promenljivu) onda odakle hocemo da to ucitavamo to je iz “app” foldera</text:span></text:p>
      <text:p text:style-name="P3"><text:span text:style-name="T10"/></text:p>
      <text:p text:style-name="P3"><text:span text:style-name="T10"/></text:p>
      <text:p text:style-name="P5">VIEW folder :</text:p>
      <text:p text:style-name="P6">U njemu stavljamo nas sadrzaj sto se vidi na sajtu.</text:p>
      <text:p text:style-name="P6">App.twig Sadrzi najobicnije html tagove I tu stavljamo bootstrap I jquary dodatak da bi izgenerisali sadrzaj. </text:p>
      <text:p text:style-name="P6"/>
      <text:p text:style-name="P6">&lt; div class=”container”&gt; : u njemu stavljamo sav sadrzaj I <text:s/>preko twig-a definisemo blok sadrzaja kao {% block content%} I zatvaramo sa {%endblock%}.</text:p>
      <text:p text:style-name="P6"/>
      <text:p text:style-name="P6"><text:soft-page-break/>Iznad &lt;div container-a&gt; ubacujemo navigacioni meni preko {%include ‘putanje koju hocemo da ubacimo’ %}</text:p>
      <text:p text:style-name="P7">U home.twig fajlu pruduzujemo sadrzaj sa {%extends ‘templates/app.twig’%} I mozemo da stavimo sta hocemo unutar njega da bi prikazali sadrzaj <text:span text:style-name="T11">sa {%block content%} </text:span>.</text:p>
      <text:p text:style-name="P7"/>
      <text:p text:style-name="P8">Preko twiga mozemo da imamo if else uslove gde <text:s/>proveravamo dal I ima gresaka I da li su neka polja koja smo uneli dobra I da sacuvamo a ostala da budu prazna I da nam izlista kroz for petlju .</text:p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2:53:47.520856659</meta:creation-date>
    <dc:date>2017-02-25T20:08:24.895380264</dc:date>
    <meta:editing-duration>PT1H7M18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2" meta:paragraph-count="13" meta:word-count="324" meta:character-count="1876" meta:non-whitespace-character-count="1560"/>
  </office:meta>
</office:document-meta>
</file>